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text-underline-style="none" style:font-style-asian="normal" style:font-style-complex="normal"/>
    </style:style>
    <style:style style:name="ce56" style:family="table-cell" style:parent-style-name="Default">
      <style:text-properties style:text-underline-style="none"/>
    </style:style>
    <style:style style:name="ce5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5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3">Counting up PER </text:span><text:span text:style-name="T4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5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ENTRY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ync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/>
          <table:table-cell table:style-name="ce69"/>
          <table:table-cell table:number-columns-repeated="3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</text:p>
          </table:table-cell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amount of times correct</text:p>
          </table:table-cell>
          <table:table-cell table:style-name="ce75" office:value-type="string" calcext:value-type="string">
            <text:p>KEY_TIMES_CORRECT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amount of times wrong</text:p>
          </table:table-cell>
          <table:table-cell office:value-type="string" calcext:value-type="string">
            <text:p>KEY_TIMES_WRONG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/>
          <table:table-cell table:style-name="ce24" office:value-type="string" calcext:value-type="string">
            <text:p>TBL_ENTRY_SYNC</text:p>
          </table:table-cell>
          <table:table-cell table:number-columns-repeated="2"/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TIME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mes_correct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TIMES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mes_wrong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shown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rect answered first try</text:p>
          </table:table-cell>
          <table:table-cell office:value-type="string" calcext:value-type="string">
            <text:p>KEY_CORRECT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 style:data-style-name="N2" text:time-value="01:54:08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09-08T01:54:41.313000000</dc:date>
    <meta:editing-duration>P1DT11H24M59S</meta:editing-duration>
    <meta:editing-cycles>361</meta:editing-cycles>
    <dc:creator>Aron Heinecke</dc:creator>
    <meta:document-statistic meta:table-count="3" meta:cell-count="511" meta:object-count="0"/>
  </office:meta>
</office:document-meta>
</file>